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7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125.69pt"/>
    </style:style>
    <style:style style:name="co5" style:family="table-column">
      <style:table-column-properties fo:break-before="auto" style:column-width="144.11pt"/>
    </style:style>
    <style:style style:name="co6" style:family="table-column">
      <style:table-column-properties fo:break-before="auto" style:column-width="202.14pt"/>
    </style:style>
    <style:style style:name="co7" style:family="table-column">
      <style:table-column-properties fo:break-before="auto" style:column-width="42.6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35.66pt"/>
    </style:style>
    <style:style style:name="co10" style:family="table-column">
      <style:table-column-properties fo:break-before="auto" style:column-width="84.16pt"/>
    </style:style>
    <style:style style:name="co11" style:family="table-column">
      <style:table-column-properties fo:break-before="auto" style:column-width="27.89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0.1pt"/>
    </style:style>
    <style:style style:name="co14" style:family="table-column">
      <style:table-column-properties fo:break-before="auto" style:column-width="26.79pt"/>
    </style:style>
    <style:style style:name="co15" style:family="table-column">
      <style:table-column-properties fo:break-before="auto" style:column-width="32.71pt"/>
    </style:style>
    <style:style style:name="co16" style:family="table-column">
      <style:table-column-properties fo:break-before="auto" style:column-width="24.6pt"/>
    </style:style>
    <style:style style:name="co17" style:family="table-column">
      <style:table-column-properties fo:break-before="auto" style:column-width="29.76pt"/>
    </style:style>
    <style:style style:name="co18" style:family="table-column">
      <style:table-column-properties fo:break-before="auto" style:column-width="28.29pt"/>
    </style:style>
    <style:style style:name="co19" style:family="table-column">
      <style:table-column-properties fo:break-before="auto" style:column-width="25.34pt"/>
    </style:style>
    <style:style style:name="co20" style:family="table-column">
      <style:table-column-properties fo:break-before="auto" style:column-width="23.84pt"/>
    </style:style>
    <style:style style:name="co21" style:family="table-column">
      <style:table-column-properties fo:break-before="auto" style:column-width="25.71pt"/>
    </style:style>
    <style:style style:name="co22" style:family="table-column">
      <style:table-column-properties fo:break-before="auto" style:column-width="27.21pt"/>
    </style:style>
    <style:style style:name="co23" style:family="table-column">
      <style:table-column-properties fo:break-before="auto" style:column-width="26.45pt"/>
    </style:style>
    <style:style style:name="co24" style:family="table-column">
      <style:table-column-properties fo:break-before="auto" style:column-width="31.21pt"/>
    </style:style>
    <style:style style:name="co25" style:family="table-column">
      <style:table-column-properties fo:break-before="auto" style:column-width="23.5pt"/>
    </style:style>
    <style:style style:name="co26" style:family="table-column">
      <style:table-column-properties fo:break-before="auto" style:column-width="22.39pt"/>
    </style:style>
    <style:style style:name="co27" style:family="table-column">
      <style:table-column-properties fo:break-before="auto" style:column-width="20.95pt"/>
    </style:style>
    <style:style style:name="co28" style:family="table-column">
      <style:table-column-properties fo:break-before="auto" style:column-width="22.05pt"/>
    </style:style>
    <style:style style:name="co29" style:family="table-column">
      <style:table-column-properties fo:break-before="auto" style:column-width="19.11pt"/>
    </style:style>
    <style:style style:name="co30" style:family="table-column">
      <style:table-column-properties fo:break-before="auto" style:column-width="177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77bc65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å konto</text:p>
          </table:table-cell>
          <table:table-cell office:value-type="float" office:value="66200" calcext:value-type="float">
            <text:p>66200</text:p>
          </table:table-cell>
          <table:table-cell/>
          <table:table-cell office:value-type="string" calcext:value-type="string">
            <text:p>Utgifter</text:p>
          </table:table-cell>
          <table:table-cell office:value-type="string" calcext:value-type="string">
            <text:p>Før bryllup</text:p>
          </table:table-cell>
          <table:table-cell table:number-columns-repeated="2"/>
          <table:table-cell office:value-type="string" calcext:value-type="string">
            <text:p>Etter bryllup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onus2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riepenger</text:p>
          </table:table-cell>
          <table:table-cell office:value-type="float" office:value="77546" calcext:value-type="float">
            <text:p>775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attepenger</text:p>
          </table:table-cell>
          <table:table-cell office:value-type="float" office:value="19000" calcext:value-type="float">
            <text:p>1900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Kirke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string" calcext:value-type="string">
            <text:p>Pris mat</text:p>
          </table:table-cell>
          <table:table-cell table:formula="of:=([.B25]+[.B26]+[.B27])*[.B23]" office:value-type="float" office:value="35340" calcext:value-type="float">
            <text:p>35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[.B1]+[.B4]+[.B5]+[.B6]" office:value-type="float" office:value="182746" calcext:value-type="float">
            <text:p>182746</text:p>
          </table:table-cell>
          <table:table-cell table:number-columns-repeated="2"/>
          <table:table-cell office:value-type="string" calcext:value-type="string">
            <text:p>Fotograf fø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3. juli</text:p>
          </table:table-cell>
          <table:table-cell office:value-type="string" calcext:value-type="string">
            <text:p>Fotograf etter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at</text:p>
          </table:table-cell>
          <table:table-cell table:formula="of:=[.B23]*([.B25]+[.B26])" office:value-type="float" office:value="35340" calcext:value-type="float">
            <text:p>35340</text:p>
          </table:table-cell>
          <table:table-cell/>
          <table:table-cell office:value-type="string" calcext:value-type="string">
            <text:p>Band Etter</text:p>
          </table:table-cell>
          <table:table-cell office:value-type="float" office:value="16500" calcext:value-type="float">
            <text:p>165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ko Lin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Østgaard</text:p>
          </table:table-cell>
          <table:table-cell table:formula="of:=[$'Østgaard priser'.C25]" office:value-type="float" office:value="66885" calcext:value-type="float">
            <text:p>668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øm Brudekjole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Hår, sminke brud/forlover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ntrekk Brudgom/Forlover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risør brudgom forlover</text:p>
          </table:table-cell>
          <table:table-cell office:value-type="float" office:value="1600" calcext:value-type="float">
            <text:p>16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ynt lokale </text:p>
          </table:table-cell>
          <table:table-cell office:value-type="float" office:value="3000" calcext:value-type="float">
            <text:p>3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earinlys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rvietter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Blomster</text:p>
          </table:table-cell>
          <table:table-cell table:formula="of:=[$Blomster.C15]" office:value-type="float" office:value="9350" calcext:value-type="float">
            <text:p>93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ny</text:p>
          </table:table-cell>
          <table:table-cell office:value-type="float" office:value="1900" calcext:value-type="float">
            <text:p>19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Bordkort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ynt brudebil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jester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Fingermat mingling 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tt rabatt</text:p>
          </table:table-cell>
          <table:table-cell table:number-columns-repeated="3"/>
          <table:table-cell office:value-type="string" calcext:value-type="string">
            <text:p>Alkoholfri drikke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rett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Fotobooth</text:p>
          </table:table-cell>
          <table:table-cell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dag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Kaffe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ser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yllupskake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Nattmat</text:p>
          </table:table-cell>
          <table:table-cell office:value-type="float" office:value="1600" calcext:value-type="float">
            <text:p>1600</text:p>
          </table:table-cell>
          <table:table-cell table:number-columns-repeated="6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5"/>
          <table:table-cell table:formula="of:=SUM([.F8:.F39])" office:value-type="float" office:value="96690" calcext:value-type="float">
            <text:p>96690</text:p>
          </table:table-cell>
          <table:table-cell table:number-columns-repeated="2"/>
          <table:table-cell table:formula="of:=SUM([.I8:.I23])" office:value-type="float" office:value="133725" calcext:value-type="float">
            <text:p>133725</text:p>
          </table:table-cell>
          <table:table-cell table:number-columns-repeated="2"/>
          <table:table-cell table:formula="of:=[.B9]-[.F42]-[.I42]" office:value-type="float" office:value="-47669" calcext:value-type="float">
            <text:p>-47669</text:p>
          </table:table-cell>
        </table:table-row>
      </table:table>
      <table:table table:name="Østgaard priser" table:style-name="ta2"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Satser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34"/>
        </table:table-row>
        <table:table-row table:style-name="ro1">
          <table:table-cell table:number-columns-repeated="7"/>
          <table:table-cell table:style-name="ce2" office:value-type="string" calcext:value-type="string">
            <text:p>Skift</text:p>
          </table:table-cell>
          <table:table-cell table:number-columns-repeated="3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7"/>
          <table:table-cell office:value-type="string" calcext:value-type="string">
            <text:p>13:30 – 19: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kluder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åvetoppen lokale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eie lokale torsdag til freda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15:00 – 19:00</text:p>
          </table:table-cell>
          <table:table-cell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eie villa pr. Natt</text:p>
          </table:table-cell>
          <table:table-cell office:value-type="float" office:value="5000" calcext:value-type="float">
            <text:p>5000</text:p>
          </table:table-cell>
          <table:table-cell table:formula="of:=[.B7]*1" office:value-type="float" office:value="5000" calcext:value-type="float">
            <text:p>50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rosjektor og lerret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21:00 – 03: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eie gårdsleilighet sats Fredag.lørdag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eie gårdshybelen stas pr. Natt</text:p>
          </table:table-cell>
          <table:table-cell office:value-type="float" office:value="1000" calcext:value-type="float">
            <text:p>1000</text:p>
          </table:table-cell>
          <table:table-cell table:formula="of:=[.B10]*2" office:value-type="float" office:value="2000" calcext:value-type="float">
            <text:p>200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Depositum</text:p>
          </table:table-cell>
          <table:table-cell/>
          <table:table-cell office:value-type="float" office:value="-3000" calcext:value-type="float">
            <text:p>-3000</text:p>
          </table:table-cell>
          <table:table-cell office:value-type="string" calcext:value-type="string">
            <text:p>Betalt</text:p>
          </table:table-cell>
          <table:table-cell table:number-columns-repeated="34"/>
        </table:table-row>
        <table:table-row table:style-name="ro1">
          <table:table-cell table:number-columns-repeated="7"/>
          <table:table-cell office:value-type="string" calcext:value-type="string">
            <text:p>Serveringshjelp</text:p>
          </table:table-cell>
          <table:table-cell/>
          <table:table-cell table:style-name="ce1" table:formula="of:=TIME(4;20;4)" office:value-type="time" office:time-value="PT04H20M04S" calcext:value-type="time">
            <text:p>04:20:04 AM</text:p>
          </table:table-cell>
          <table:table-cell table:style-name="ce1" office:value-type="string" calcext:value-type="string">
            <text:p>13,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,5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17" calcext:value-type="float">
            <text:p>17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,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,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Avgift pr. Pers</text:p>
          </table:table-cell>
          <table:table-cell office:value-type="float" office:value="220" calcext:value-type="float">
            <text:p>220</text:p>
          </table:table-cell>
          <table:table-cell table:formula="of:=([$Sheet1.B23] - 2)*[.B14]" office:value-type="float" office:value="20020" calcext:value-type="float">
            <text:p>200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rveringshjelp kr/time</text:p>
          </table:table-cell>
          <table:table-cell office:value-type="float" office:value="230" calcext:value-type="float">
            <text:p>230</text:p>
          </table:table-cell>
          <table:table-cell table:formula="of:=55.5*[.B15]" office:value-type="float" office:value="12765" calcext:value-type="float">
            <text:p>1276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ntall timer</text:p>
          </table:table-cell>
          <table:table-cell office:value-type="float" office:value="55.5" calcext:value-type="float">
            <text:p>55.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5:.C21])" office:value-type="float" office:value="66885" calcext:value-type="float">
            <text:p>66885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30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30"/>
        </table:table-row>
        <table:table-row table:style-name="ro1" table:number-rows-repeated="11">
          <table:table-cell table:number-columns-repeated="38"/>
        </table:table-row>
        <table:table-row table:style-name="ro1">
          <table:table-cell table:style-name="ce1"/>
          <table:table-cell table:number-columns-repeated="37"/>
        </table:table-row>
      </table:table>
      <table:table table:name="Blomster" table:style-name="ta2">
        <table:table-column table:style-name="co30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lomster</text:p>
          </table:table-cell>
          <table:table-cell office:value-type="string" calcext:value-type="string">
            <text:p>Sats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rudebukett</text:p>
          </table:table-cell>
          <table:table-cell/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Korsage (knapphullsblomst)</text:p>
          </table:table-cell>
          <table:table-cell office:value-type="float" office:value="150" calcext:value-type="float">
            <text:p>150</text:p>
          </table:table-cell>
          <table:table-cell table:formula="of:=[.B5]*5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Forloverbukett</text:p>
          </table:table-cell>
          <table:table-cell office:value-type="float" office:value="500" calcext:value-type="float">
            <text:p>500</text:p>
          </table:table-cell>
          <table:table-cell table:formula="of:=[.B6]*2"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lomstersats hovedbord</text:p>
          </table:table-cell>
          <table:table-cell/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Blomsteroppsats pr. Bord</text:p>
          </table:table-cell>
          <table:table-cell office:value-type="float" office:value="550" calcext:value-type="float">
            <text:p>550</text:p>
          </table:table-cell>
          <table:table-cell table:formula="of:=[.B9]*12"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Blomsterkrans Linde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ukett Linde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positum</text:p>
          </table:table-cell>
          <table:table-cell/>
          <table:table-cell office:value-type="float" office:value="-3000" calcext:value-type="float">
            <text:p>-3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3:.C13])" office:value-type="float" office:value="9350" calcext:value-type="float">
            <text:p>93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9:47:13.255711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0:11:12.390197706</meta:creation-date>
    <dc:date>2019-05-27T23:01:52.189355839</dc:date>
    <meta:editing-duration>PT1H7M33S</meta:editing-duration>
    <meta:editing-cycles>16</meta:editing-cycles>
    <meta:generator>LibreOffice/6.2.4.2.0$Linux_X86_64 LibreOffice_project/20$Build-2</meta:generator>
    <meta:document-statistic meta:table-count="3" meta:cell-count="183" meta:object-count="0"/>
  </office:meta>
</office:document-meta>
</file>